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dia} </text:span><text:span text:style-name="T47">({fecha})</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dia} </text:span><text:span text:style-name="T35">({fecha})</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nroActa}</text:span><text:span text:style-name="T8">; objeto</text:span> <text:span text:style-name="T58">{requerimiento}</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nombreDirector}</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